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1" table:number-columns-repeated="5" table:default-cell-style-name="ce4"/>
        <table:table-row table:style-name="ro1">
          <table:table-cell table:style-name="ce1" office:value-type="string">
            <text:p>Item 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Weight</text:p>
          </table:table-cell>
          <table:table-cell table:number-columns-repeated="4"/>
        </table:table-row>
        <table:table-row table:style-name="ro1">
          <table:table-cell office:value-type="string">
            <text:p>Animal call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Animal trainer’s kit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Animal training outfit </text:p>
          </table:table-cell>
          <table:table-cell office:value-type="string">
            <text:p>1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Animal training pole </text:p>
          </table:table-cell>
          <table:table-cell office:value-type="string">
            <text:p>1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Armor maintenance kit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cender/slid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anner/standard </text:p>
          </table:table-cell>
          <table:table-cell office:value-type="string">
            <text:p>30 gp+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arbed wire (50 ft.) </text:p>
          </table:table-cell>
          <table:table-cell office:value-type="string">
            <text:p>75 gp </text:p>
          </table:table-cell>
          <table:table-cell office:value-type="string">
            <text:p>35 lb.</text:p>
          </table:table-cell>
          <table:table-cell table:number-columns-repeated="4"/>
        </table:table-row>
        <table:table-row table:style-name="ro1">
          <table:table-cell office:value-type="string">
            <text:p>Beekeeper’s outfit </text:p>
          </table:table-cell>
          <table:table-cell office:value-type="string">
            <text:p>9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illhoo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dysuit, Black</text:p>
          </table:table-cell>
          <table:table-cell office:value-type="string">
            <text:p>3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lt cutters </text:p>
          </table:table-cell>
          <table:table-cell office:value-type="string">
            <text:p>6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ok, false </text:p>
          </table:table-cell>
          <table:table-cell office:value-type="string">
            <text:p>3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ots, Smuggler’s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nding ironpoker/poker</text:p>
          </table:table-cell>
          <table:table-cell office:value-type="string">
            <text:p>2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</text:p>
          </table:table-cell>
          <table:table-cell office:value-type="string">
            <text:p><text:s/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Diminutive 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 table:number-columns-repeated="4"/>
        </table:table-row>
        <table:table-row table:style-name="ro1">
          <table:table-cell office:value-type="string">
            <text:p>Bridle of Ease</text:p>
          </table:table-cell>
          <table:table-cell office:value-type="string">
            <text:p>500 gp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Cage, Diminutive 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 table:number-columns-repeated="4"/>
        </table:table-row>
        <table:table-row table:style-name="ro1">
          <table:table-cell office:value-type="string">
            <text:p>Cage,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 table:number-columns-repeated="4"/>
        </table:table-row>
        <table:table-row table:style-name="ro1">
          <table:table-cell office:value-type="string">
            <text:p>Cage,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office:value-type="string">
            <text:p>Cage,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office:value-type="string">
            <text:p>Cage,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eight-candle Gold </text:p>
          </table:table-cell>
          <table:table-cell office:value-type="string">
            <text:p>3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eight-candle Silver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four-candle Gold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four-candle Silver </text:p>
          </table:table-cell>
          <table:table-cell office:value-type="string">
            <text:p>10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sixteen-candle Gold </text:p>
          </table:table-cell>
          <table:table-cell office:value-type="string">
            <text:p>45 gp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sixteen-candle Silver </text:p>
          </table:table-cell>
          <table:table-cell office:value-type="string">
            <text:p>2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 mold </text:p>
          </table:table-cell>
          <table:table-cell office:value-type="string">
            <text:p>12 s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, insectbane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ask </text:p>
          </table:table-cell>
          <table:table-cell office:value-type="string">
            <text:p>1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Clever Bridle, 3 trick</text:p>
          </table:table-cell>
          <table:table-cell office:value-type="string">
            <text:p>100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lever Bridle,6 trick</text:p>
          </table:table-cell>
          <table:table-cell office:value-type="string">
            <text:p>400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lever Bridle,9 trick</text:p>
          </table:table-cell>
          <table:table-cell office:value-type="string">
            <text:p>9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loak, forester’s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2 </text:p>
          </table:table-cell>
          <table:table-cell office:value-type="string">
            <text:p>30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4 </text:p>
          </table:table-cell>
          <table:table-cell office:value-type="string">
            <text:p>60 gp </text:p>
          </table:table-cell>
          <table:table-cell office:value-type="string">
            <text:p>1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8 </text:p>
          </table:table-cell>
          <table:table-cell office:value-type="string">
            <text:p>120 gp 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llar of Material Entrapment</text:p>
          </table:table-cell>
          <table:table-cell office:value-type="string">
            <text:p>30 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rossbow sight, gnome </text:p>
          </table:table-cell>
          <table:table-cell office:value-type="string">
            <text:p>15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agger (Torture)</text:p>
          </table:table-cell>
          <table:table-cell office:value-type="string">
            <text:p>2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esert outfit </text:p>
          </table:table-cell>
          <table:table-cell office:value-type="string">
            <text:p>6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arplugs </text:p>
          </table:table-cell>
          <table:table-cell office:value-type="string">
            <text:p>3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Equestrian’s Saddle</text:p>
          </table:table-cell>
          <table:table-cell office:value-type="string">
            <text:p>2000 gp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nger blades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shing tackl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lotation bags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Forger’s kit </text:p>
          </table:table-cell>
          <table:table-cell office:value-type="string">
            <text:p>2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owler’s snar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ullcloth, Winter</text:p>
          </table:table-cell>
          <table:table-cell office:value-type="string">
            <text:p>4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ame board, portable</text:p>
          </table:table-cell>
          <table:table-cell office:value-type="string">
            <text:p>2+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lass cutter </text:p>
          </table:table-cell>
          <table:table-cell office:value-type="string">
            <text:p>2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rappling hook, <text:s/>collapsible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ladder (10ft)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Hacksaw, Common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Hacksaw, Superior </text:p>
          </table:table-cell>
          <table:table-cell office:value-type="string">
            <text:p>20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Hammoc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nd keg </text:p>
          </table:table-cell>
          <table:table-cell office:value-type="string">
            <text:p>5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Heat mat </text:p>
          </table:table-cell>
          <table:table-cell office:value-type="string">
            <text:p>4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tsuit outfit </text:p>
          </table:table-cell>
          <table:table-cell office:value-type="string">
            <text:p>20 gp </text:p>
          </table:table-cell>
          <table:table-cell office:value-type="string">
            <text:p>15 lb.</text:p>
          </table:table-cell>
          <table:table-cell table:number-columns-repeated="4"/>
        </table:table-row>
        <table:table-row table:style-name="ro1">
          <table:table-cell office:value-type="string">
            <text:p>Helmet, Miner’s</text:p>
          </table:table-cell>
          <table:table-cell office:value-type="string">
            <text:p>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Hoe 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ly text </text:p>
          </table:table-cell>
          <table:table-cell office:value-type="string">
            <text:p>10+ gp </text:p>
          </table:table-cell>
          <table:table-cell office:value-type="string">
            <text:p>3 lb.+</text:p>
          </table:table-cell>
          <table:table-cell table:number-columns-repeated="4"/>
        </table:table-row>
        <table:table-row table:style-name="ro1">
          <table:table-cell office:value-type="string">
            <text:p>Horseless Saddle </text:p>
          </table:table-cell>
          <table:table-cell office:value-type="string">
            <text:p>43200 gp</text:p>
          </table:table-cell>
          <table:table-cell office:value-type="string">
            <text:p>25 lb.</text:p>
          </table:table-cell>
          <table:table-cell table:number-columns-repeated="4"/>
        </table:table-row>
        <table:table-row table:style-name="ro1">
          <table:table-cell office:value-type="string">
            <text:p>Horseshoes of Thunder</text:p>
          </table:table-cell>
          <table:table-cell office:value-type="string">
            <text:p>10080 gp</text:p>
          </table:table-cell>
          <table:table-cell office:value-type="string">
            <text:p>1 lb. Each</text:p>
          </table:table-cell>
          <table:table-cell table:number-columns-repeated="4"/>
        </table:table-row>
        <table:table-row table:style-name="ro1">
          <table:table-cell office:value-type="string">
            <text:p>Hot Lead</text:p>
          </table:table-cell>
          <table:table-cell office:value-type="string">
            <text:p>1 sp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Housebreaker harness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wdah</text:p>
          </table:table-cell>
          <table:table-cell office:value-type="string">
            <text:p>200 gp</text:p>
          </table:table-cell>
          <table:table-cell office:value-type="string">
            <text:p>100 lb</text:p>
          </table:table-cell>
          <table:table-cell table:number-columns-repeated="4"/>
        </table:table-row>
        <table:table-row table:style-name="ro1">
          <table:table-cell office:value-type="string">
            <text:p>Ice axe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nsect netting </text:p>
          </table:table-cell>
          <table:table-cell office:value-type="string">
            <text:p>2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ron Maiden</text:p>
          </table:table-cell>
          <table:table-cell office:value-type="string">
            <text:p>200 gp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office:value-type="string">
            <text:p>Jaw Breaker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Jester’s kit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Jeweler’s loupe Keg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eedle</text:p>
          </table:table-cell>
          <table:table-cell office:value-type="string">
            <text:p>1 sp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antern, fog-cutter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Diminutive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Medium-size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Small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Tiny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istening cone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agnet, small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arbles </text:p>
          </table:table-cell>
          <table:table-cell office:value-type="string">
            <text:p>2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Mess kit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, hand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oney belt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Music box </text:p>
          </table:table-cell>
          <table:table-cell office:value-type="string">
            <text:p>35 g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Navigator’s kit </text:p>
          </table:table-cell>
          <table:table-cell office:value-type="string">
            <text:p>250 gp </text:p>
          </table:table-cell>
          <table:table-cell office:value-type="string">
            <text:p>8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Net, butterfly </text:p>
          </table:table-cell>
          <table:table-cell office:value-type="string">
            <text:p>10 gp </text:p>
          </table:table-cell>
          <table:table-cell office:value-type="string">
            <text:p>1/4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Pack, framed </text:p>
          </table:table-cell>
          <table:table-cell office:value-type="string">
            <text:p>50 gp </text:p>
          </table:table-cell>
          <table:table-cell office:value-type="string">
            <text:p>2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Percolator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Pillory</text:p>
          </table:table-cell>
          <table:table-cell office:value-type="string">
            <text:p>50 gp</text:p>
          </table:table-cell>
          <table:table-cell office:value-type="string">
            <text:p>50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Periscope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Pestle and mortar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Pitchfork </text:p>
          </table:table-cell>
          <table:table-cell office:value-type="string">
            <text:p>2 gp </text:p>
          </table:table-cell>
          <table:table-cell office:value-type="string">
            <text:p>4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Post-hole dig</text:p>
          </table:table-cell>
          <table:table-cell office:value-type="string">
            <text:p>4 gp </text:p>
          </table:table-cell>
          <table:table-cell office:value-type="string">
            <text:p>8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Pulley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Quiver scabbard </text:p>
          </table:table-cell>
          <table:table-cell office:value-type="string">
            <text:p>10 gp </text:p>
          </table:table-cell>
          <table:table-cell office:value-type="string">
            <text:p>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Rack</text:p>
          </table:table-cell>
          <table:table-cell office:value-type="string">
            <text:p>150 gp</text:p>
          </table:table-cell>
          <table:table-cell office:value-type="string">
            <text:p>20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Rak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Robes, desert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Rope, elven (20 ft.)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addlebags of Holding</text:p>
          </table:table-cell>
          <table:table-cell office:value-type="string">
            <text:p>5,000 gp</text:p>
          </table:table-cell>
          <table:table-cell office:value-type="string">
            <text:p>30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addlebags of Providing</text:p>
          </table:table-cell>
          <table:table-cell office:value-type="string">
            <text:p>8,000 gp</text:p>
          </table:table-cell>
          <table:table-cell office:value-type="string">
            <text:p>16 l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aw, folding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ca;ê;/Flenser</text:p>
          </table:table-cell>
          <table:table-cell office:value-type="string">
            <text:p>4 gp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cryer’s kit </text:p>
          </table:table-cell>
          <table:table-cell office:value-type="string">
            <text:p>40 gp </text:p>
          </table:table-cell>
          <table:table-cell office:value-type="string">
            <text:p>2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heath, boot </text:p>
          </table:table-cell>
          <table:table-cell office:value-type="string">
            <text:p>30 gp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Sheath, wrist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Shielding Blinder</text:p>
          </table:table-cell>
          <table:table-cell office:value-type="string">
            <text:p>12,000 gp</text:p>
          </table:table-cell>
          <table:table-cell office:value-type="string">
            <text:p>2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Shoes, silen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hriek rock </text:p>
          </table:table-cell>
          <table:table-cell office:value-type="string">
            <text:p>3 gp </text:p>
          </table:table-cell>
          <table:table-cell office:value-type="string">
            <text:p>1/4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hrink Collar </text:p>
          </table:table-cell>
          <table:table-cell office:value-type="string">
            <text:p>10,000 gp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idecar Saddle</text:p>
          </table:table-cell>
          <table:table-cell office:value-type="string">
            <text:p>60 gp</text:p>
          </table:table-cell>
          <table:table-cell office:value-type="string">
            <text:p>40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kis and poles </text:p>
          </table:table-cell>
          <table:table-cell office:value-type="string">
            <text:p>15 gp </text:p>
          </table:table-cell>
          <table:table-cell office:value-type="string">
            <text:p>6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late board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norkel </text:p>
          </table:table-cell>
          <table:table-cell office:value-type="string">
            <text:p>1 gp </text:p>
          </table:table-cell>
          <table:table-cell office:value-type="string">
            <text:p>1/2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now goggles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nowshoes </text:p>
          </table:table-cell>
          <table:table-cell office:value-type="string">
            <text:p>15 gp </text:p>
          </table:table-cell>
          <table:table-cell office:value-type="string">
            <text:p>8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parker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pelunker’s outfit </text:p>
          </table:table-cell>
          <table:table-cell office:value-type="string">
            <text:p>5 gp </text:p>
          </table:table-cell>
          <table:table-cell office:value-type="string">
            <text:p>9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pider poles </text:p>
          </table:table-cell>
          <table:table-cell office:value-type="string">
            <text:p>35 gp </text:p>
          </table:table-cell>
          <table:table-cell office:value-type="string">
            <text:p>8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prayer </text:p>
          </table:table-cell>
          <table:table-cell office:value-type="string">
            <text:p>15 gp </text:p>
          </table:table-cell>
          <table:table-cell office:value-type="string">
            <text:p>4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pringwall </text:p>
          </table:table-cell>
          <table:table-cell office:value-type="string">
            <text:p>6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tilts </text:p>
          </table:table-cell>
          <table:table-cell office:value-type="string">
            <text:p>5 gp </text:p>
          </table:table-cell>
          <table:table-cell office:value-type="string">
            <text:p>8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Swimmer’s kit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able case, folding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arp </text:p>
          </table:table-cell>
          <table:table-cell office:value-type="string">
            <text:p>5 gp </text:p>
          </table:table-cell>
          <table:table-cell office:value-type="string">
            <text:p>3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eepee </text:p>
          </table:table-cell>
          <table:table-cell office:value-type="string">
            <text:p>60 gp </text:p>
          </table:table-cell>
          <table:table-cell office:value-type="string">
            <text:p>10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ent, four-person </text:p>
          </table:table-cell>
          <table:table-cell office:value-type="string">
            <text:p>20 gp </text:p>
          </table:table-cell>
          <table:table-cell office:value-type="string">
            <text:p>40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Tent, one-person </text:p>
          </table:table-cell>
          <table:table-cell office:value-type="string">
            <text:p>5 gp </text:p>
          </table:table-cell>
          <table:table-cell office:value-type="string">
            <text:p>1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ent, pavilion </text:p>
          </table:table-cell>
          <table:table-cell office:value-type="string">
            <text:p>100 gp </text:p>
          </table:table-cell>
          <table:table-cell office:value-type="string">
            <text:p>30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hieving helme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Tongs, metal </text:p>
          </table:table-cell>
          <table:table-cell office:value-type="string">
            <text:p>3 gp </text:p>
          </table:table-cell>
          <table:table-cell office:value-type="string">
            <text:p>4 lb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Tree stand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Tree tent, elven </text:p>
          </table:table-cell>
          <table:table-cell office:value-type="string">
            <text:p>30 gp </text:p>
          </table:table-cell>
          <table:table-cell office:value-type="string">
            <text:p>5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Thumbscrew</text:p>
          </table:table-cell>
          <table:table-cell office:value-type="string">
            <text:p>1 gp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Twine, roll (50 ft.)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Water, lawful/chaotic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Whip of Obeyance</text:p>
          </table:table-cell>
          <table:table-cell office:value-type="string">
            <text:p>2,000 gp</text:p>
          </table:table-cell>
          <table:table-cell office:value-type="string">
            <text:p>2 lb</text:p>
          </table:table-cell>
          <table:table-cell table:number-columns-repeated="4"/>
        </table:table-row>
        <table:table-row table:style-name="ro1">
          <table:table-cell office:value-type="string">
            <text:p>Wick, candle (50 ft.)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inch, portable, Str 18 </text:p>
          </table:table-cell>
          <table:table-cell office:value-type="string">
            <text:p>2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inch, portable, Str 20 </text:p>
          </table:table-cell>
          <table:table-cell office:value-type="string">
            <text:p>40 gp </text:p>
          </table:table-cell>
          <table:table-cell office:value-type="string">
            <text:p>40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Winch, portable, Str 22 </text:p>
          </table:table-cell>
          <table:table-cell office:value-type="string">
            <text:p>80 gp 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office:value-type="string">
            <text:p>Animal call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Armor maintenance ki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Ascender/slid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anner/standard </text:p>
          </table:table-cell>
          <table:table-cell office:value-type="string">
            <text:p>30 gp+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Barbed wire (50 ft.) </text:p>
          </table:table-cell>
          <table:table-cell office:value-type="string">
            <text:p>75 gp </text:p>
          </table:table-cell>
          <table:table-cell office:value-type="string">
            <text:p>35 lb.</text:p>
          </table:table-cell>
          <table:table-cell table:number-columns-repeated="4"/>
        </table:table-row>
        <table:table-row table:style-name="ro1">
          <table:table-cell office:value-type="string">
            <text:p>Bolt cutters </text:p>
          </table:table-cell>
          <table:table-cell office:value-type="string">
            <text:p>6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Book, false </text:p>
          </table:table-cell>
          <table:table-cell office:value-type="string">
            <text:p>3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rewmaker, dwarven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Cage Diminutive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ge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 table:number-columns-repeated="4"/>
        </table:table-row>
        <table:table-row table:style-name="ro1">
          <table:table-cell office:value-type="string">
            <text:p>Cage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office:value-type="string">
            <text:p>Cage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office:value-type="string">
            <text:p>Cage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office:value-type="string">
            <text:p>Candelabra, four-candle Silver </text:p>
          </table:table-cell>
          <table:table-cell office:value-type="string">
            <text:p>10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Candelabra, four-candle Gold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andelabra, eight-candle Silv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andelabra, eight-candle Gold </text:p>
          </table:table-cell>
          <table:table-cell office:value-type="string">
            <text:p>3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andelabra, sixteen-candle Silver </text:p>
          </table:table-cell>
          <table:table-cell office:value-type="string">
            <text:p>2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andelabra, sixteen-candle Gold </text:p>
          </table:table-cell>
          <table:table-cell office:value-type="string">
            <text:p>45 gp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andle mold </text:p>
          </table:table-cell>
          <table:table-cell office:value-type="string">
            <text:p>12 s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Candle, insectbane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rane, portable Str 22 </text:p>
          </table:table-cell>
          <table:table-cell office:value-type="string">
            <text:p>30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office:value-type="string">
            <text:p>Crane, portable Str 24 </text:p>
          </table:table-cell>
          <table:table-cell office:value-type="string">
            <text:p>60 gp </text:p>
          </table:table-cell>
          <table:table-cell office:value-type="string">
            <text:p>120 lb.</text:p>
          </table:table-cell>
          <table:table-cell table:number-columns-repeated="4"/>
        </table:table-row>
        <table:table-row table:style-name="ro1">
          <table:table-cell office:value-type="string">
            <text:p>Crane, portable Str 28 </text:p>
          </table:table-cell>
          <table:table-cell office:value-type="string">
            <text:p>120 gp 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office:value-type="string">
            <text:p>Earplugs </text:p>
          </table:table-cell>
          <table:table-cell office:value-type="string">
            <text:p>3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Finger blades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Fishing tackl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Flotation bags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Fowler’s snar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Game board, portable </text:p>
          </table:table-cell>
          <table:table-cell office:value-type="string">
            <text:p>2+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Glass cutter </text:p>
          </table:table-cell>
          <table:table-cell office:value-type="string">
            <text:p>2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Grappling hook, collapsible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ladder (10 ft.)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Hacksaw Common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cksaw Superio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mmoc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eat mat </text:p>
          </table:table-cell>
          <table:table-cell office:value-type="string">
            <text:p>4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ly text </text:p>
          </table:table-cell>
          <table:table-cell office:value-type="string">
            <text:p>10+ gp </text:p>
          </table:table-cell>
          <table:table-cell office:value-type="string">
            <text:p>3 lb.+</text:p>
          </table:table-cell>
          <table:table-cell table:number-columns-repeated="4"/>
        </table:table-row>
        <table:table-row table:style-name="ro1">
          <table:table-cell office:value-type="string">
            <text:p>Housebreaker harness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Ice axe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nsect netting </text:p>
          </table:table-cell>
          <table:table-cell office:value-type="string">
            <text:p>2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Jeweler’s loupe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Keg Hand keg </text:p>
          </table:table-cell>
          <table:table-cell office:value-type="string">
            <text:p>5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Keg Cask </text:p>
          </table:table-cell>
          <table:table-cell office:value-type="string">
            <text:p>1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Lantern, fog-cutter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Leash and muzzle Diminutive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Tiny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Small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Medium-size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agnet, small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arbles </text:p>
          </table:table-cell>
          <table:table-cell office:value-type="string">
            <text:p>2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Mess kit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, hand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oney belt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usic box </text:p>
          </table:table-cell>
          <table:table-cell office:value-type="string">
            <text:p>3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et, butterfly </text:p>
          </table:table-cell>
          <table:table-cell office:value-type="string">
            <text:p>10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Percolator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riscope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estle and mortar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ulley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Quiver scabbard </text:p>
          </table:table-cell>
          <table:table-cell office:value-type="string">
            <text:p>1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pe, elven (20 ft.)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Saw, folding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hoes, silen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hriek rock </text:p>
          </table:table-cell>
          <table:table-cell office:value-type="string">
            <text:p>3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Skis and poles </text:p>
          </table:table-cell>
          <table:table-cell office:value-type="string">
            <text:p>15 gp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Slate board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norkel </text:p>
          </table:table-cell>
          <table:table-cell office:value-type="string">
            <text:p>1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now goggles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nowshoes </text:p>
          </table:table-cell>
          <table:table-cell office:value-type="string">
            <text:p>1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parker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pider poles </text:p>
          </table:table-cell>
          <table:table-cell office:value-type="string">
            <text:p>3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prayer </text:p>
          </table:table-cell>
          <table:table-cell office:value-type="string">
            <text:p>1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Springwall </text:p>
          </table:table-cell>
          <table:table-cell office:value-type="string">
            <text:p>6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tilts </text:p>
          </table:table-cell>
          <table:table-cell office:value-type="string">
            <text:p>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Table case, folding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arp </text:p>
          </table:table-cell>
          <table:table-cell office:value-type="string">
            <text:p>5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Teepee </text:p>
          </table:table-cell>
          <table:table-cell office:value-type="string">
            <text:p>6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office:value-type="string">
            <text:p>Tent, one-person </text:p>
          </table:table-cell>
          <table:table-cell office:value-type="string">
            <text:p>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Tent, four-person </text:p>
          </table:table-cell>
          <table:table-cell office:value-type="string">
            <text:p>2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Tent, pavilion </text:p>
          </table:table-cell>
          <table:table-cell office:value-type="string">
            <text:p>100 gp </text:p>
          </table:table-cell>
          <table:table-cell office:value-type="string">
            <text:p>300 lb.</text:p>
          </table:table-cell>
          <table:table-cell table:number-columns-repeated="4"/>
        </table:table-row>
        <table:table-row table:style-name="ro1">
          <table:table-cell office:value-type="string">
            <text:p>Thieving helme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oe 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illhoo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ost-hole digger </text:p>
          </table:table-cell>
          <table:table-cell office:value-type="string">
            <text:p>4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Pitchfork </text:p>
          </table:table-cell>
          <table:table-cell office:value-type="string">
            <text:p>2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Rak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ngs, metal </text:p>
          </table:table-cell>
          <table:table-cell office:value-type="string">
            <text:p>3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Tree stand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ee tent, elven </text:p>
          </table:table-cell>
          <table:table-cell office:value-type="string">
            <text:p>3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wine, roll (50 ft.)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Water, lawful/chaotic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Wick, candle (50 ft.)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Winch, portable Str 18 </text:p>
          </table:table-cell>
          <table:table-cell office:value-type="string">
            <text:p>2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Winch, portable Str 20 </text:p>
          </table:table-cell>
          <table:table-cell office:value-type="string">
            <text:p>4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Winch, portable Str 22 </text:p>
          </table:table-cell>
          <table:table-cell office:value-type="string">
            <text:p>80 gp 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office:value-type="string">
            <text:p>Apron, leather </text:p>
          </table:table-cell>
          <table:table-cell office:value-type="string">
            <text:p>3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elt Baldric </text:p>
          </table:table-cell>
          <table:table-cell office:value-type="string">
            <text:p>7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Belt Leather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elt Fine </text:p>
          </table:table-cell>
          <table:table-cell office:value-type="string">
            <text:p>2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uckle (large) Plain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uckle (large) Fancy </text:p>
          </table:table-cell>
          <table:table-cell office:value-type="string">
            <text:p>1 gp+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odysuit, black </text:p>
          </table:table-cell>
          <table:table-cell office:value-type="string">
            <text:p>3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ots High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ots Hip/wading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Boots Low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Boots Riding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ots Smuggler’s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Sackcloth </text:p>
          </table:table-cell>
          <table:table-cell office:value-type="string">
            <text:p>5 c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Cotton </text:p>
          </table:table-cell>
          <table:table-cell office:value-type="string">
            <text:p>1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Leather </text:p>
          </table:table-cell>
          <table:table-cell office:value-type="string">
            <text:p>8 sp </text:p>
          </table:table-cell>
          <table:table-cell office:value-type="string">
            <text:p>1.5 lb.</text:p>
          </table:table-cell>
          <table:table-cell table:number-columns-repeated="4"/>
        </table:table-row>
        <table:table-row table:style-name="ro1">
          <table:table-cell office:value-type="string">
            <text:p>Breeches/pants Woolen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Velvet </text:p>
          </table:table-cell>
          <table:table-cell office:value-type="string">
            <text:p>4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Silk </text:p>
          </table:table-cell>
          <table:table-cell office:value-type="string">
            <text:p>8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reeches/pants Bustle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ape Half-cape </text:p>
          </table:table-cell>
          <table:table-cell office:value-type="string">
            <text:p>10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ape Full cap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hemise Sackcloth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hemise Linen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hemise Silk </text:p>
          </table:table-cell>
          <table:table-cell office:value-type="string">
            <text:p>6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at/jacket/jerkin Cotton </text:p>
          </table:table-cell>
          <table:table-cell office:value-type="string">
            <text:p>6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oat/jacket/jerkin Leather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oat/jacket/jerkin Wool, winter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oat/jacket/jerkin Velvet </text:p>
          </table:table-cell>
          <table:table-cell office:value-type="string">
            <text:p>8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at/jacket/jerkin Silk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at/jacket/jerkin Fur </text:p>
          </table:table-cell>
          <table:table-cell office:value-type="string">
            <text:p>50 gp+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oat/jacket/jerkin Removable sleeves </text:p>
          </table:table-cell>
          <table:table-cell office:value-type="string">
            <text:p>+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loak Cotton </text:p>
          </table:table-cell>
          <table:table-cell office:value-type="string">
            <text:p>3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loak Wool </text:p>
          </table:table-cell>
          <table:table-cell office:value-type="string">
            <text:p>5 s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loak Fur </text:p>
          </table:table-cell>
          <table:table-cell office:value-type="string">
            <text:p>20 gp+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loak Codpiece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llar, spiked </text:p>
          </table:table-cell>
          <table:table-cell office:value-type="string">
            <text:p>1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rset </text:p>
          </table:table-cell>
          <table:table-cell office:value-type="string">
            <text:p>2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Doublet/vest Cotton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Doublet/vest Leather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Doublet/vest Velvet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oublet/vest Brocade </text:p>
          </table:table-cell>
          <table:table-cell office:value-type="string">
            <text:p>8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ess Peasant </text:p>
          </table:table-cell>
          <table:table-cell office:value-type="string">
            <text:p>5 s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Dress Average </text:p>
          </table:table-cell>
          <table:table-cell office:value-type="string">
            <text:p>8 s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Dress Fine </text:p>
          </table:table-cell>
          <table:table-cell office:value-type="string">
            <text:p>2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Dress Exquisite </text:p>
          </table:table-cell>
          <table:table-cell office:value-type="string">
            <text:p>7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Fullcloth, winter</text:p>
          </table:table-cell>
          <table:table-cell office:value-type="string">
            <text:p>4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irdle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Gloves Leather </text:p>
          </table:table-cell>
          <table:table-cell office:value-type="string">
            <text:p>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Canvas </text:p>
          </table:table-cell>
          <table:table-cell office:value-type="string">
            <text:p>5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Mittens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Silk </text:p>
          </table:table-cell>
          <table:table-cell office:value-type="string">
            <text:p>1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Hat, broad-brimmed</text:p>
          </table:table-cell>
          <table:table-cell office:value-type="string">
            <text:p>8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Hat, fur-trimmed </text:p>
          </table:table-cell>
          <table:table-cell office:value-type="string">
            <text:p>1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ap, cotton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ap, wool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oif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Fez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wool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cotton </text:p>
          </table:table-cell>
          <table:table-cell office:value-type="string">
            <text:p>5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fur </text:p>
          </table:table-cell>
          <table:table-cell office:value-type="string">
            <text:p>1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lmet, miner’s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rban </text:p>
          </table:table-cell>
          <table:table-cell office:value-type="string">
            <text:p>2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Loincloth </text:p>
          </table:table-cell>
          <table:table-cell office:value-type="string">
            <text:p>3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ightshirt, silk </text:p>
          </table:table-cell>
          <table:table-cell office:value-type="string">
            <text:p>6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Robe Sackcloth </text:p>
          </table:table-cell>
          <table:table-cell office:value-type="string">
            <text:p>1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Cotton/linen </text:p>
          </table:table-cell>
          <table:table-cell office:value-type="string">
            <text:p>1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Velvet </text:p>
          </table:table-cell>
          <table:table-cell office:value-type="string">
            <text:p>3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obe Sil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ads Knee pads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ds Elbow pads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ds Shin guards </text:p>
          </table:table-cell>
          <table:table-cell office:value-type="string">
            <text:p>4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ash Cotton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sh Wool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sh Silk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irt Sackcloth </text:p>
          </table:table-cell>
          <table:table-cell office:value-type="string">
            <text:p>5 c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Cotton/linen </text:p>
          </table:table-cell>
          <table:table-cell office:value-type="string">
            <text:p>1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Velvet </text:p>
          </table:table-cell>
          <table:table-cell office:value-type="string">
            <text:p>5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Silk </text:p>
          </table:table-cell>
          <table:table-cell office:value-type="string">
            <text:p>1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oes Leather </text:p>
          </table:table-cell>
          <table:table-cell office:value-type="string">
            <text:p>3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andals/tabi </text:p>
          </table:table-cell>
          <table:table-cell office:value-type="string">
            <text:p>2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lippers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oes Dancing </text:p>
          </table:table-cell>
          <table:table-cell office:value-type="string">
            <text:p>1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kirt, leather warrior’s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tockings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uspenders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Tabard </text:p>
          </table:table-cell>
          <table:table-cell office:value-type="string">
            <text:p>5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Toga Peasant </text:p>
          </table:table-cell>
          <table:table-cell office:value-type="string">
            <text:p>8 c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ga Velvet </text:p>
          </table:table-cell>
          <table:table-cell office:value-type="string">
            <text:p>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ga Silk </text:p>
          </table:table-cell>
          <table:table-cell office:value-type="string">
            <text:p>4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unic Sackcloth </text:p>
          </table:table-cell>
          <table:table-cell office:value-type="string">
            <text:p>5 c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Cotton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Velvet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Sil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Vest, knife</text:p>
          </table:table-cell>
          <table:table-cell office:value-type="string">
            <text:p>2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Angelica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Anise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Basil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Bergamot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Borage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office:value-type="string">
            <text:p>Caraway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office:value-type="string">
            <text:p>Cardam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Chives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office:value-type="string">
            <text:p>Cinnam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Clary </text:p>
          </table:table-cell>
          <table:table-cell office:value-type="string">
            <text:p>8 cp</text:p>
          </table:table-cell>
          <table:table-cell table:number-columns-repeated="5"/>
        </table:table-row>
        <table:table-row table:style-name="ro1">
          <table:table-cell office:value-type="string">
            <text:p>Cloves </text:p>
          </table:table-cell>
          <table:table-cell office:value-type="string">
            <text:p>20 gp</text:p>
          </table:table-cell>
          <table:table-cell table:number-columns-repeated="5"/>
        </table:table-row>
        <table:table-row table:style-name="ro1">
          <table:table-cell office:value-type="string">
            <text:p>Coriander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Costmary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Cubeb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Cumin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Dillweed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Fennel seed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Fenugreek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Garlic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Ginger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Horehound </text:p>
          </table:table-cell>
          <table:table-cell office:value-type="string">
            <text:p>4 cp</text:p>
          </table:table-cell>
          <table:table-cell table:number-columns-repeated="5"/>
        </table:table-row>
        <table:table-row table:style-name="ro1">
          <table:table-cell office:value-type="string">
            <text:p>Horseradish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Hyssop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Juniper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Laurel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Lemon balm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Liquorice root </text:p>
          </table:table-cell>
          <table:table-cell office:value-type="string">
            <text:p>4 sp</text:p>
          </table:table-cell>
          <table:table-cell table:number-columns-repeated="5"/>
        </table:table-row>
        <table:table-row table:style-name="ro1">
          <table:table-cell office:value-type="string">
            <text:p>Lovag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Mace 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Marjoram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Mint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Mustard seed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Nutmeg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Oregano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Parsley </text:p>
          </table:table-cell>
          <table:table-cell office:value-type="string">
            <text:p>4 cp</text:p>
          </table:table-cell>
          <table:table-cell table:number-columns-repeated="5"/>
        </table:table-row>
        <table:table-row table:style-name="ro1">
          <table:table-cell office:value-type="string">
            <text:p>Pepper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Poppy seed </text:p>
          </table:table-cell>
          <table:table-cell office:value-type="string">
            <text:p>8 gp</text:p>
          </table:table-cell>
          <table:table-cell table:number-columns-repeated="5"/>
        </table:table-row>
        <table:table-row table:style-name="ro1">
          <table:table-cell office:value-type="string">
            <text:p>Rose hips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Rosemary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Saffron </text:p>
          </table:table-cell>
          <table:table-cell office:value-type="string">
            <text:p>65 gp</text:p>
          </table:table-cell>
          <table:table-cell table:number-columns-repeated="5"/>
        </table:table-row>
        <table:table-row table:style-name="ro1">
          <table:table-cell office:value-type="string">
            <text:p>Sag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Salt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Sweet cicely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Tarrag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Thym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Turmeric 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Woodruff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Barley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Buckwheat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Chick peas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Lentils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Millet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Oats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Rice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Rye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Wheat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Apples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Apricots </text:p>
          </table:table-cell>
          <table:table-cell office:value-type="string">
            <text:p>15 gp/lb.</text:p>
          </table:table-cell>
          <table:table-cell table:number-columns-repeated="5"/>
        </table:table-row>
        <table:table-row table:style-name="ro1">
          <table:table-cell office:value-type="string">
            <text:p>Carrots </text:p>
          </table:table-cell>
          <table:table-cell office:value-type="string">
            <text:p>1 gp/oz.</text:p>
          </table:table-cell>
          <table:table-cell table:number-columns-repeated="5"/>
        </table:table-row>
        <table:table-row table:style-name="ro1">
          <table:table-cell office:value-type="string">
            <text:p>Cherries </text:p>
          </table:table-cell>
          <table:table-cell office:value-type="string">
            <text:p>5 sp/oz.</text:p>
          </table:table-cell>
          <table:table-cell table:number-columns-repeated="5"/>
        </table:table-row>
        <table:table-row table:style-name="ro1">
          <table:table-cell office:value-type="string">
            <text:p>Currants </text:p>
          </table:table-cell>
          <table:table-cell office:value-type="string">
            <text:p>1 sp/oz.</text:p>
          </table:table-cell>
          <table:table-cell table:number-columns-repeated="5"/>
        </table:table-row>
        <table:table-row table:style-name="ro1">
          <table:table-cell office:value-type="string">
            <text:p>Dates </text:p>
          </table:table-cell>
          <table:table-cell office:value-type="string">
            <text:p>5 gp/oz.</text:p>
          </table:table-cell>
          <table:table-cell table:number-columns-repeated="5"/>
        </table:table-row>
        <table:table-row table:style-name="ro1">
          <table:table-cell office:value-type="string">
            <text:p>Elderberries </text:p>
          </table:table-cell>
          <table:table-cell office:value-type="string">
            <text:p>1 sp/oz.</text:p>
          </table:table-cell>
          <table:table-cell table:number-columns-repeated="5"/>
        </table:table-row>
        <table:table-row table:style-name="ro1">
          <table:table-cell office:value-type="string">
            <text:p>Fig </text:p>
          </table:table-cell>
          <table:table-cell office:value-type="string">
            <text:p>7 gp/oz.</text:p>
          </table:table-cell>
          <table:table-cell table:number-columns-repeated="5"/>
        </table:table-row>
        <table:table-row table:style-name="ro1">
          <table:table-cell office:value-type="string">
            <text:p>Green beans </text:p>
          </table:table-cell>
          <table:table-cell office:value-type="string">
            <text:p>2 sp/oz.</text:p>
          </table:table-cell>
          <table:table-cell table:number-columns-repeated="5"/>
        </table:table-row>
        <table:table-row table:style-name="ro1">
          <table:table-cell office:value-type="string">
            <text:p>Green peas </text:p>
          </table:table-cell>
          <table:table-cell office:value-type="string">
            <text:p>2 sp/lb.</text:p>
          </table:table-cell>
          <table:table-cell table:number-columns-repeated="5"/>
        </table:table-row>
        <table:table-row table:style-name="ro1">
          <table:table-cell office:value-type="string">
            <text:p>Mushroom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Onion </text:p>
          </table:table-cell>
          <table:table-cell office:value-type="string">
            <text:p>5 sp/oz.</text:p>
          </table:table-cell>
          <table:table-cell table:number-columns-repeated="5"/>
        </table:table-row>
        <table:table-row table:style-name="ro1">
          <table:table-cell office:value-type="string">
            <text:p>Peaches </text:p>
          </table:table-cell>
          <table:table-cell office:value-type="string">
            <text:p>15 gp/lb.</text:p>
          </table:table-cell>
          <table:table-cell table:number-columns-repeated="5"/>
        </table:table-row>
        <table:table-row table:style-name="ro1">
          <table:table-cell office:value-type="string">
            <text:p>Pears </text:p>
          </table:table-cell>
          <table:table-cell office:value-type="string">
            <text:p>5 gp/lb.</text:p>
          </table:table-cell>
          <table:table-cell table:number-columns-repeated="5"/>
        </table:table-row>
        <table:table-row table:style-name="ro1">
          <table:table-cell office:value-type="string">
            <text:p>Prunes </text:p>
          </table:table-cell>
          <table:table-cell office:value-type="string">
            <text:p>3 gp/lb.</text:p>
          </table:table-cell>
          <table:table-cell table:number-columns-repeated="5"/>
        </table:table-row>
        <table:table-row table:style-name="ro1">
          <table:table-cell office:value-type="string">
            <text:p>Raisin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Tomatoe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Almonds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Cashews </text:p>
          </table:table-cell>
          <table:table-cell office:value-type="string">
            <text:p>20 gp</text:p>
          </table:table-cell>
          <table:table-cell table:number-columns-repeated="5"/>
        </table:table-row>
        <table:table-row table:style-name="ro1">
          <table:table-cell office:value-type="string">
            <text:p>Chestnuts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Hazelnuts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Pine nuts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Pistachios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Walnuts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Olive oil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Almond oil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Walnut oil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Hazelnut oil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Sesame oil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Sunflower oil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Safflower oil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Rapeseed oil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Honey </text:p>
          </table:table-cell>
          <table:table-cell office:value-type="string">
            <text:p>1 sp/pt.</text:p>
          </table:table-cell>
          <table:table-cell table:number-columns-repeated="5"/>
        </table:table-row>
        <table:table-row table:style-name="ro1">
          <table:table-cell office:value-type="string">
            <text:p>Marzipan </text:p>
          </table:table-cell>
          <table:table-cell office:value-type="string">
            <text:p>20 gp/oz.</text:p>
          </table:table-cell>
          <table:table-cell table:number-columns-repeated="5"/>
        </table:table-row>
        <table:table-row table:style-name="ro1">
          <table:table-cell office:value-type="string">
            <text:p>Molasses </text:p>
          </table:table-cell>
          <table:table-cell office:value-type="string">
            <text:p>5 sp/pt.</text:p>
          </table:table-cell>
          <table:table-cell table:number-columns-repeated="5"/>
        </table:table-row>
        <table:table-row table:style-name="ro1">
          <table:table-cell office:value-type="string">
            <text:p>Sorghum </text:p>
          </table:table-cell>
          <table:table-cell office:value-type="string">
            <text:p>3 sp/pt.</text:p>
          </table:table-cell>
          <table:table-cell table:number-columns-repeated="5"/>
        </table:table-row>
        <table:table-row table:style-name="ro1">
          <table:table-cell office:value-type="string">
            <text:p>Sugar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Beef Corn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Beef Dried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Beef Jerked </text:p>
          </table:table-cell>
          <table:table-cell office:value-type="string">
            <text:p>7 gp</text:p>
          </table:table-cell>
          <table:table-cell table:number-columns-repeated="5"/>
        </table:table-row>
        <table:table-row table:style-name="ro1">
          <table:table-cell office:value-type="string">
            <text:p>Beef Sausage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Beef Smoked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Buffalo Dried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Buffalo Jerked </text:p>
          </table:table-cell>
          <table:table-cell office:value-type="string">
            <text:p>45 gp</text:p>
          </table:table-cell>
          <table:table-cell table:number-columns-repeated="5"/>
        </table:table-row>
        <table:table-row table:style-name="ro1">
          <table:table-cell office:value-type="string">
            <text:p>Cod Salted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Cod Smoked </text:p>
          </table:table-cell>
          <table:table-cell office:value-type="string">
            <text:p>7 gp</text:p>
          </table:table-cell>
          <table:table-cell table:number-columns-repeated="5"/>
        </table:table-row>
        <table:table-row table:style-name="ro1">
          <table:table-cell office:value-type="string">
            <text:p>Herring Pickl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Herring Salted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Bacon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Ham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Pork Salt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Pork Sausage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Salmon Salted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Salmon Smoked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Sardines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Chilies </text:p>
          </table:table-cell>
          <table:table-cell office:value-type="string">
            <text:p>25 gp/lb.</text:p>
          </table:table-cell>
          <table:table-cell table:number-columns-repeated="5"/>
        </table:table-row>
        <table:table-row table:style-name="ro1">
          <table:table-cell office:value-type="string">
            <text:p>Coffee </text:p>
          </table:table-cell>
          <table:table-cell office:value-type="string">
            <text:p>50 gp/lb.</text:p>
          </table:table-cell>
          <table:table-cell table:number-columns-repeated="5"/>
        </table:table-row>
        <table:table-row table:style-name="ro1">
          <table:table-cell office:value-type="string">
            <text:p>Coconut </text:p>
          </table:table-cell>
          <table:table-cell office:value-type="string">
            <text:p>50 gp/lb.</text:p>
          </table:table-cell>
          <table:table-cell table:number-columns-repeated="5"/>
        </table:table-row>
        <table:table-row table:style-name="ro1">
          <table:table-cell office:value-type="string">
            <text:p>Hickory nuts </text:p>
          </table:table-cell>
          <table:table-cell office:value-type="string">
            <text:p>200 gp/lb.</text:p>
          </table:table-cell>
          <table:table-cell table:number-columns-repeated="5"/>
        </table:table-row>
        <table:table-row table:style-name="ro1">
          <table:table-cell office:value-type="string">
            <text:p>Lotus </text:p>
          </table:table-cell>
          <table:table-cell office:value-type="string">
            <text:p>100 gp/oz.</text:p>
          </table:table-cell>
          <table:table-cell table:number-columns-repeated="5"/>
        </table:table-row>
        <table:table-row table:style-name="ro1">
          <table:table-cell office:value-type="string">
            <text:p>Maple sugar </text:p>
          </table:table-cell>
          <table:table-cell office:value-type="string">
            <text:p>75 gp/gal.</text:p>
          </table:table-cell>
          <table:table-cell table:number-columns-repeated="5"/>
        </table:table-row>
        <table:table-row table:style-name="ro1">
          <table:table-cell office:value-type="string">
            <text:p>Paprika </text:p>
          </table:table-cell>
          <table:table-cell office:value-type="string">
            <text:p>30 gp/oz.</text:p>
          </table:table-cell>
          <table:table-cell table:number-columns-repeated="5"/>
        </table:table-row>
        <table:table-row table:style-name="ro1">
          <table:table-cell office:value-type="string">
            <text:p>Pimento </text:p>
          </table:table-cell>
          <table:table-cell office:value-type="string">
            <text:p>40 gp/oz.</text:p>
          </table:table-cell>
          <table:table-cell table:number-columns-repeated="5"/>
        </table:table-row>
        <table:table-row table:style-name="ro1">
          <table:table-cell office:value-type="string">
            <text:p>Pineapple </text:p>
          </table:table-cell>
          <table:table-cell office:value-type="string">
            <text:p>150 gp/lb.</text:p>
          </table:table-cell>
          <table:table-cell table:number-columns-repeated="5"/>
        </table:table-row>
        <table:table-row table:style-name="ro1">
          <table:table-cell office:value-type="string">
            <text:p>Sarsaparilla </text:p>
          </table:table-cell>
          <table:table-cell office:value-type="string">
            <text:p>10 gp/oz.</text:p>
          </table:table-cell>
          <table:table-cell table:number-columns-repeated="5"/>
        </table:table-row>
        <table:table-row table:style-name="ro1">
          <table:table-cell office:value-type="string">
            <text:p>Tobacco </text:p>
          </table:table-cell>
          <table:table-cell office:value-type="string">
            <text:p>5 sp/lb.</text:p>
          </table:table-cell>
          <table:table-cell table:number-columns-repeated="5"/>
        </table:table-row>
        <table:table-row table:style-name="ro1">
          <table:table-cell office:value-type="string">
            <text:p>Vanilla </text:p>
          </table:table-cell>
          <table:table-cell office:value-type="string">
            <text:p>75 gp/oz.</text:p>
          </table:table-cell>
          <table:table-cell table:number-columns-repeated="5"/>
        </table:table-row>
        <table:table-row table:style-name="ro1">
          <table:table-cell office:value-type="string">
            <text:p>Walnuts,black </text:p>
          </table:table-cell>
          <table:table-cell office:value-type="string">
            <text:p>100 gp/lb.</text:p>
          </table:table-cell>
          <table:table-cell table:number-columns-repeated="5"/>
        </table:table-row>
        <table:table-row table:style-name="ro1">
          <table:table-cell office:value-type="string">
            <text:p>Alchemical materials, unusual <text:s/></text:p>
          </table:table-cell>
          <table:table-cell office:value-type="string">
            <text:p>1 sp–1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materials, rare <text:s/></text:p>
          </table:table-cell>
          <table:table-cell office:value-type="string">
            <text:p>2 gp–10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materials, exotic <text:s/></text:p>
          </table:table-cell>
          <table:table-cell office:value-type="string">
            <text:p>11 gp–25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rcane material, rare</text:p>
          </table:table-cell>
          <table:table-cell office:value-type="string">
            <text:p>1 gp–5 gp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Arcane material, exotic <text:s/></text:p>
          </table:table-cell>
          <table:table-cell office:value-type="string">
            <text:p>6 gp–25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rcane material, unique <text:s/></text:p>
          </table:table-cell>
          <table:table-cell office:value-type="string">
            <text:p>25 gp–100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common <text:s/></text:p>
          </table:table-cell>
          <table:table-cell office:value-type="string">
            <text:p>1 cp–1 s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unusual </text:p>
          </table:table-cell>
          <table:table-cell office:value-type="string">
            <text:p>2 sp–1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Cosmetics, rare <text:s/></text:p>
          </table:table-cell>
          <table:table-cell office:value-type="string">
            <text:p>2 gp–10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exotic </text:p>
          </table:table-cell>
          <table:table-cell office:value-type="string">
            <text:p>11gp–25+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Dried goods, common <text:s/></text:p>
          </table:table-cell>
          <table:table-cell office:value-type="string">
            <text:p>1 sp–5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ed goods, unusual <text:s/></text:p>
          </table:table-cell>
          <table:table-cell office:value-type="string">
            <text:p>6 sp–15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ed goods, rare <text:s/></text:p>
          </table:table-cell>
          <table:table-cell office:value-type="string">
            <text:p>15 sp–25+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Fabric, common <text:s/></text:p>
          </table:table-cell>
          <table:table-cell office:value-type="string">
            <text:p>1 sp–1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fine <text:s/></text:p>
          </table:table-cell>
          <table:table-cell office:value-type="string">
            <text:p>2 gp–1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unusual <text:s/></text:p>
          </table:table-cell>
          <table:table-cell office:value-type="string">
            <text:p>11 gp–25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exotic <text:s/></text:p>
          </table:table-cell>
          <table:table-cell office:value-type="string">
            <text:p>26 gp–50+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urniture, plain <text:s/></text:p>
          </table:table-cell>
          <table:table-cell office:value-type="string">
            <text:p>1 gp–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niture, fine <text:s/></text:p>
          </table:table-cell>
          <table:table-cell office:value-type="string">
            <text:p>6 gp–1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niture, exotic <text:s/></text:p>
          </table:table-cell>
          <table:table-cell office:value-type="string">
            <text:p>15 gp–25+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common <text:s/></text:p>
          </table:table-cell>
          <table:table-cell office:value-type="string">
            <text:p>1 gp–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unusual <text:s/></text:p>
          </table:table-cell>
          <table:table-cell office:value-type="string">
            <text:p>6 gp–1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rare <text:s/></text:p>
          </table:table-cell>
          <table:table-cell office:value-type="string">
            <text:p>11 gp–2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exotic <text:s/></text:p>
          </table:table-cell>
          <table:table-cell office:value-type="string">
            <text:p>21 gp–5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monstrous <text:s/></text:p>
          </table:table-cell>
          <table:table-cell office:value-type="string">
            <text:p>51 gp–200+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Lumber, local <text:s/></text:p>
          </table:table-cell>
          <table:table-cell office:value-type="string">
            <text:p>1 gp–1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mber, unusual <text:s/></text:p>
          </table:table-cell>
          <table:table-cell office:value-type="string">
            <text:p>11 gp–25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mber, exotic </text:p>
          </table:table-cell>
          <table:table-cell office:value-type="string">
            <text:p>26 gp–50+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Paints and dyes, common <text:s/></text:p>
          </table:table-cell>
          <table:table-cell office:value-type="string">
            <text:p>1 sp–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unusual <text:s/></text:p>
          </table:table-cell>
          <table:table-cell office:value-type="string">
            <text:p>2 gp–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rare <text:s/></text:p>
          </table:table-cell>
          <table:table-cell office:value-type="string">
            <text:p>11 gp–25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exotic <text:s/></text:p>
          </table:table-cell>
          <table:table-cell office:value-type="string">
            <text:p>26 gp–50+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rfume, common <text:s/></text:p>
          </table:table-cell>
          <table:table-cell office:value-type="string">
            <text:p>1 sp–1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unusual </text:p>
          </table:table-cell>
          <table:table-cell office:value-type="string">
            <text:p>2 gp–10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Perfume, rare <text:s/></text:p>
          </table:table-cell>
          <table:table-cell office:value-type="string">
            <text:p>11 gp–25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exotic <text:s/></text:p>
          </table:table-cell>
          <table:table-cell office:value-type="string">
            <text:p>26 gp–50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Rugs and tapestries, common <text:s/></text:p>
          </table:table-cell>
          <table:table-cell office:value-type="string">
            <text:p>1 gp–5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unusual <text:s/></text:p>
          </table:table-cell>
          <table:table-cell office:value-type="string">
            <text:p>6 gp–10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rare <text:s/></text:p>
          </table:table-cell>
          <table:table-cell office:value-type="string">
            <text:p>11 gp–50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exotic <text:s/></text:p>
          </table:table-cell>
          <table:table-cell office:value-type="string">
            <text:p>51 gp–200+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apsule Retainer </text:p>
          </table:table-cell>
          <table:table-cell office:value-type="string">
            <text:p>100 gp</text:p>
          </table:table-cell>
          <table:table-cell table:number-columns-repeated="5"/>
        </table:table-row>
        <table:table-row table:style-name="ro1">
          <table:table-cell office:value-type="string">
            <text:p>Alchemical Tooth</text:p>
          </table:table-cell>
          <table:table-cell office:value-type="string">
            <text:p>300 gp</text:p>
          </table:table-cell>
          <table:table-cell table:number-columns-repeated="5"/>
        </table:table-row>
        <table:table-row table:style-name="ro1">
          <table:table-cell table:style-name="ce3" office:value-type="string">
            <text:p>Weapon Capsule Retainer </text:p>
          </table:table-cell>
          <table:table-cell office:value-type="string">
            <text:p>100 gp</text:p>
          </table:table-cell>
          <table:table-cell table:number-columns-repeated="5"/>
        </table:table-row>
        <table:table-row table:style-name="ro1">
          <table:table-cell office:value-type="string">
            <text:p>Triple Weapon Capsule Retainer</text:p>
          </table:table-cell>
          <table:table-cell office:value-type="string">
            <text:p>450 gp</text:p>
          </table:table-cell>
          <table:table-cell table:number-columns-repeated="5"/>
        </table:table-row>
        <table:table-row table:style-name="ro1">
          <table:table-cell office:value-type="string">
            <text:p>Animal training kit </text:p>
          </table:table-cell>
          <table:table-cell office:value-type="string">
            <text:p>75 gp </text:p>
          </table:table-cell>
          <table:table-cell office:value-type="string">
            <text:p>15 lb.</text:p>
          </table:table-cell>
          <table:table-cell table:number-columns-repeated="4"/>
        </table:table-row>
        <table:table-row table:style-name="ro1">
          <table:table-cell office:value-type="string">
            <text:p>Balance pole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Camouflage kit 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Forgery kit 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Listening cone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hieves’ tools, longspoon </text:p>
          </table:table-cell>
          <table:table-cell office:value-type="string">
            <text:p>8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hieves’ tools, masterwork longspoon </text:p>
          </table:table-cell>
          <table:table-cell office:value-type="string">
            <text:p>15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Saddle, masterwork Military </text:p>
          </table:table-cell>
          <table:table-cell office:value-type="string">
            <text:p>21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Saddle, masterwork Riding </text:p>
          </table:table-cell>
          <table:table-cell office:value-type="string">
            <text:p>180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Drum Percussion instruments</text:p>
          </table:table-cell>
          <table:table-cell table:number-columns-repeated="6"/>
        </table:table-row>
        <table:table-row table:style-name="ro1">
          <table:table-cell office:value-type="string">
            <text:p>Fiddle String instruments</text:p>
          </table:table-cell>
          <table:table-cell table:number-columns-repeated="6"/>
        </table:table-row>
        <table:table-row table:style-name="ro1">
          <table:table-cell office:value-type="string">
            <text:p>Flute Wind instruments</text:p>
          </table:table-cell>
          <table:table-cell table:number-columns-repeated="6"/>
        </table:table-row>
        <table:table-row table:style-name="ro1">
          <table:table-cell office:value-type="string">
            <text:p>Harp String instruments</text:p>
          </table:table-cell>
          <table:table-cell table:number-columns-repeated="6"/>
        </table:table-row>
        <table:table-row table:style-name="ro1">
          <table:table-cell office:value-type="string">
            <text:p>Horn Wind instruments</text:p>
          </table:table-cell>
          <table:table-cell table:number-columns-repeated="6"/>
        </table:table-row>
        <table:table-row table:style-name="ro1">
          <table:table-cell office:value-type="string">
            <text:p>Lute String instruments</text:p>
          </table:table-cell>
          <table:table-cell table:number-columns-repeated="6"/>
        </table:table-row>
        <table:table-row table:style-name="ro1">
          <table:table-cell office:value-type="string">
            <text:p>Lyre String instruments</text:p>
          </table:table-cell>
          <table:table-cell table:number-columns-repeated="6"/>
        </table:table-row>
        <table:table-row table:style-name="ro1">
          <table:table-cell office:value-type="string">
            <text:p>Mandolin String instruments</text:p>
          </table:table-cell>
          <table:table-cell table:number-columns-repeated="6"/>
        </table:table-row>
        <table:table-row table:style-name="ro1">
          <table:table-cell office:value-type="string">
            <text:p>Pan pipes Wind instrument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ltar case, spruce</text:p>
          </table:table-cell>
          <table:table-cell office:value-type="string">
            <text:p>20 gp</text:p>
          </table:table-cell>
          <table:table-cell office:value-type="string">
            <text:p>5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ase, granite</text:p>
          </table:table-cell>
          <table:table-cell office:value-type="string">
            <text:p>40 gp</text:p>
          </table:table-cell>
          <table:table-cell office:value-type="string">
            <text:p>40 I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linen</text:p>
          </table:table-cell>
          <table:table-cell office:value-type="string">
            <text:p>1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velvet</text:p>
          </table:table-cell>
          <table:table-cell office:value-type="string">
            <text:p>30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silk</text:p>
          </table:table-cell>
          <table:table-cell office:value-type="string">
            <text:p>3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gold brocade</text:p>
          </table:table-cell>
          <table:table-cell office:value-type="string">
            <text:p>40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dyed</text:p>
          </table:table-cell>
          <table:table-cell office:value-type="string">
            <text:p>+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small</text:p>
          </table:table-cell>
          <table:table-cell office:value-type="string">
            <text:p>3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iron</text:p>
          </table:table-cell>
          <table:table-cell office:value-type="string">
            <text:p>5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silver</text:p>
          </table:table-cell>
          <table:table-cell office:value-type="string">
            <text:p>20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gold</text:p>
          </table:table-cell>
          <table:table-cell office:value-type="string">
            <text:p>45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bronze</text:p>
          </table:table-cell>
          <table:table-cell office:value-type="string">
            <text:p>30 gp</text:p>
          </table:table-cell>
          <table:table-cell office:value-type="string">
            <text:p>75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silver</text:p>
          </table:table-cell>
          <table:table-cell office:value-type="string">
            <text:p>70 gp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gold</text:p>
          </table:table-cell>
          <table:table-cell office:value-type="string">
            <text:p>110 gp</text:p>
          </table:table-cell>
          <table:table-cell office:value-type="string">
            <text:p>16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bronze</text:p>
          </table:table-cell>
          <table:table-cell office:value-type="string">
            <text:p>17 gp</text:p>
          </table:table-cell>
          <table:table-cell office:value-type="string">
            <text:p>25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silver</text:p>
          </table:table-cell>
          <table:table-cell office:value-type="string">
            <text:p>30 gp</text:p>
          </table:table-cell>
          <table:table-cell office:value-type="string">
            <text:p>30 I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gold</text:p>
          </table:table-cell>
          <table:table-cell office:value-type="string">
            <text:p>70 gp</text:p>
          </table:table-cell>
          <table:table-cell office:value-type="string">
            <text:p>60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field, bronze</text:p>
          </table:table-cell>
          <table:table-cell office:value-type="string">
            <text:p>4 gp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field, sliver</text:p>
          </table:table-cell>
          <table:table-cell office:value-type="string">
            <text:p>15 gp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8-candle, silver</text:p>
          </table:table-cell>
          <table:table-cell office:value-type="string">
            <text:p>20 gp</text:p>
          </table:table-cell>
          <table:table-cell office:value-type="string">
            <text:p>1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8-candle, gold</text:p>
          </table:table-cell>
          <table:table-cell office:value-type="string">
            <text:p>35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16-candle, silver</text:p>
          </table:table-cell>
          <table:table-cell office:value-type="string">
            <text:p>25 gp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elabra, 16-candle, gold</text:p>
          </table:table-cell>
          <table:table-cell office:value-type="string">
            <text:p>45 gp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, temple (per ft.)</text:p>
          </table:table-cell>
          <table:table-cell office:value-type="string">
            <text:p>1 gp</text:p>
          </table:table-cell>
          <table:table-cell office:value-type="string">
            <text:p>1/2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, 12-hour</text:p>
          </table:table-cell>
          <table:table-cell office:value-type="string">
            <text:p>5 sp</text:p>
          </table:table-cell>
          <table:table-cell office:value-type="string">
            <text:p>1/4 Ib,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, timekeeping</text:p>
          </table:table-cell>
          <table:table-cell office:value-type="string">
            <text:p>1 gp</text:p>
          </table:table-cell>
          <table:table-cell office:value-type="string">
            <text:p>1/4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, vigil</text:p>
          </table:table-cell>
          <table:table-cell office:value-type="string">
            <text:p>10 gp</text:p>
          </table:table-cell>
          <table:table-cell office:value-type="string">
            <text:p>1/2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andlestick, silver</text:p>
          </table:table-cell>
          <table:table-cell office:value-type="string">
            <text:p>12 gp</text:p>
          </table:table-cell>
          <table:table-cell office:value-type="string">
            <text:p>1 Ib</text:p>
          </table:table-cell>
          <table:table-cell table:number-columns-repeated="4"/>
        </table:table-row>
        <table:table-row table:style-name="ro1">
          <table:table-cell office:value-type="string">
            <text:p>Candlestick, gold</text:p>
          </table:table-cell>
          <table:table-cell office:value-type="string">
            <text:p>20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andlestick, hand-held, silver</text:p>
          </table:table-cell>
          <table:table-cell office:value-type="string">
            <text:p>5 sp</text:p>
          </table:table-cell>
          <table:table-cell office:value-type="string">
            <text:p>1/2 Ib.</text:p>
          </table:table-cell>
          <table:table-cell table:number-columns-repeated="4"/>
        </table:table-row>
        <table:table-row table:style-name="ro1">
          <table:table-cell office:value-type="string">
            <text:p>Candlestick, hand-held, gold</text:p>
          </table:table-cell>
          <table:table-cell office:value-type="string">
            <text:p>3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enser, brass</text:p>
          </table:table-cell>
          <table:table-cell office:value-type="string">
            <text:p>1 gp</text:p>
          </table:table-cell>
          <table:table-cell office:value-type="string">
            <text:p>1 Ib.</text:p>
          </table:table-cell>
          <table:table-cell table:number-columns-repeated="4"/>
        </table:table-row>
        <table:table-row table:style-name="ro1">
          <table:table-cell office:value-type="string">
            <text:p>Censer, silver</text:p>
          </table:table-cell>
          <table:table-cell office:value-type="string">
            <text:p>3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enser, gold</text:p>
          </table:table-cell>
          <table:table-cell office:value-type="string">
            <text:p>5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Incense, common</text:p>
          </table:table-cell>
          <table:table-cell office:value-type="string">
            <text:p>5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Incense, exotic</text:p>
          </table:table-cell>
          <table:table-cell office:value-type="string">
            <text:p>1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Holy symbol, bronze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oly symbol, gold</text:p>
          </table:table-cell>
          <table:table-cell office:value-type="string">
            <text:p>50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rayer book or scripture</text:p>
          </table:table-cell>
          <table:table-cell office:value-type="string">
            <text:p>10 gp</text:p>
          </table:table-cell>
          <table:table-cell office:value-type="string">
            <text:p>3 Ib.†</text:p>
          </table:table-cell>
          <table:table-cell table:number-columns-repeated="4"/>
        </table:table-row>
        <table:table-row table:style-name="ro1">
          <table:table-cell office:value-type="string">
            <text:p>Prayer book or scripture, compact</text:p>
          </table:table-cell>
          <table:table-cell office:value-type="string">
            <text:p>15 gp</text:p>
          </table:table-cell>
          <table:table-cell office:value-type="string">
            <text:p>1 Ib.†</text:p>
          </table:table-cell>
          <table:table-cell table:number-columns-repeated="4"/>
        </table:table-row>
        <table:table-row table:style-name="ro1">
          <table:table-cell office:value-type="string">
            <text:p>Snuffing bell</text:p>
          </table:table-cell>
          <table:table-cell office:value-type="string">
            <text:p>6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 table:number-rows-repeated="104800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2022-06-18</text:date>, <text:time>13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2M41S</meta:editing-duration>
    <meta:editing-cycles>15</meta:editing-cycles>
    <meta:generator>OpenOffice/4.1.11$Win32 OpenOffice.org_project/4111m1$Build-9808</meta:generator>
    <dc:date>2022-06-18T13:25:42.45</dc:date>
    <meta:document-statistic meta:table-count="3" meta:cell-count="1555" meta:object-count="0"/>
    <meta:user-defined meta:name="Info 1"/>
    <meta:user-defined meta:name="Info 2"/>
    <meta:user-defined meta:name="Info 3"/>
    <meta:user-defined meta:name="Info 4"/>
  </office:meta>
</office:document-meta>
</file>